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8e00e" officeooo:paragraph-rsid="0008e00e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8e00e" officeooo:paragraph-rsid="0008e00e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8pt" officeooo:rsid="0008e00e" officeooo:paragraph-rsid="0008e00e" style:font-size-asian="18pt" style:font-size-complex="18pt"/>
    </style:style>
    <style:style style:name="P4" style:family="paragraph" style:parent-style-name="Standard">
      <style:text-properties fo:font-size="18pt" officeooo:rsid="0008e00e" officeooo:paragraph-rsid="00091e04" style:font-size-asian="18pt" style:font-size-complex="18pt"/>
    </style:style>
    <style:style style:name="P5" style:family="paragraph" style:parent-style-name="Standard">
      <style:text-properties fo:font-size="18pt" officeooo:paragraph-rsid="0008e00e" style:font-size-asian="18pt" style:font-size-complex="18pt"/>
    </style:style>
    <style:style style:name="P6" style:family="paragraph" style:parent-style-name="Standard">
      <style:text-properties fo:font-size="18pt" officeooo:rsid="0009d9ca" officeooo:paragraph-rsid="0009d9ca" style:font-size-asian="18pt" style:font-size-complex="18pt"/>
    </style:style>
    <style:style style:name="T1" style:family="text">
      <style:text-properties officeooo:rsid="0008e00e"/>
    </style:style>
    <style:style style:name="T2" style:family="text">
      <style:text-properties fo:font-weight="bold" officeooo:rsid="0008e00e" style:font-weight-asian="bold" style:font-weight-complex="bold"/>
    </style:style>
    <style:style style:name="T3" style:family="text">
      <style:text-properties officeooo:rsid="00091e04"/>
    </style:style>
    <style:style style:name="T4" style:family="text">
      <style:text-properties officeooo:rsid="0009d9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claimer:</text:p>
      <text:p text:style-name="P1"/>
      <text:p text:style-name="P1"/>
      <text:p text:style-name="P3">I hereby submit following 3 Demo Notebook:</text:p>
      <text:p text:style-name="P3"/>
      <text:p text:style-name="P3">1. Gaussian Processes (Noiseless Setting)</text:p>
      <text:p text:style-name="P5"><text:span text:style-name="T1">2. Gaussian Processes (Noisy Setting – Regression)</text:span></text:p>
      <text:p text:style-name="P3">3. BALD – Active Learning</text:p>
      <text:p text:style-name="P3"/>
      <text:p text:style-name="P5"><text:span text:style-name="T2">The Demos mentioned above are coded solely by me from scratch</text:span><text:span text:style-name="T1">. I have made use of standard libraries like pystan, numpy, matplotlib, arviz, pickle, scipy, sklearn at various places. The algorithm I coded is inspired by the lectures of CS698X only. </text:span></text:p>
      <text:p text:style-name="P5"/>
      <text:p text:style-name="P4">The Notebooks on Gaussin Processes are self sufficient. The <text:span text:style-name="T3">Notebook on “</text:span>BALD – Active Learning” <text:span text:style-name="T3">utilizes an additional file named “my_model.stan” to compute Posterior distribution using Monte Carlo methods. Since this algorithm is computational extensive, it may require 15-20 mins to run (in general, but based on PC’s computing power)</text:span></text:p>
      <text:p text:style-name="P5"/>
      <text:p text:style-name="P5"/>
      <text:p text:style-name="P3">Piyush Kumar Gaurav</text:p>
      <text:p text:style-name="P3">Roll. No. 20104442</text:p>
      <text:p text:style-name="P3">CS698X</text:p>
      <text:p text:style-name="P6">IIT Kanpur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05:38:48.356441943</meta:creation-date>
    <meta:generator>LibreOffice/6.4.6.2$Linux_X86_64 LibreOffice_project/40$Build-2</meta:generator>
    <dc:date>2021-05-18T05:53:39.332633909</dc:date>
    <meta:editing-duration>PT3M16S</meta:editing-duration>
    <meta:editing-cycles>2</meta:editing-cycles>
    <meta:document-statistic meta:table-count="0" meta:image-count="0" meta:object-count="0" meta:page-count="1" meta:paragraph-count="11" meta:word-count="122" meta:character-count="807" meta:non-whitespace-character-count="692"/>
  </office:meta>
</office:document-meta>
</file>